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b01f4" officeooo:paragraph-rsid="001b01f4"/>
    </style:style>
    <style:style style:name="P2" style:family="paragraph" style:parent-style-name="Text_20_body">
      <style:text-properties officeooo:rsid="001b01f4" officeooo:paragraph-rsid="001b01f4"/>
    </style:style>
    <style:style style:name="P3" style:family="paragraph" style:parent-style-name="Text_20_body">
      <style:paragraph-properties>
        <style:tab-stops>
          <style:tab-stop style:position="2.6854in"/>
        </style:tab-stops>
      </style:paragraph-properties>
      <style:text-properties officeooo:rsid="001b01f4" officeooo:paragraph-rsid="001b01f4"/>
    </style:style>
    <style:style style:name="P4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officeooo:rsid="001b01f4" officeooo:paragraph-rsid="001b01f4"/>
    </style:style>
    <style:style style:name="P8" style:family="paragraph" style:parent-style-name="Heading_20_2">
      <style:text-properties officeooo:rsid="001b01f4" officeooo:paragraph-rsid="001b01f4"/>
    </style:style>
    <style:style style:name="P9" style:family="paragraph" style:parent-style-name="Text_20_body">
      <style:text-properties officeooo:paragraph-rsid="001b01f4"/>
    </style:style>
    <style:style style:name="P10" style:family="paragraph" style:parent-style-name="Heading_20_2">
      <style:text-properties officeooo:rsid="001c4b9b" officeooo:paragraph-rsid="001c4b9b"/>
    </style:style>
    <style:style style:name="P11" style:family="paragraph" style:parent-style-name="Heading_20_3">
      <style:text-properties officeooo:rsid="001c4b9b" officeooo:paragraph-rsid="001c4b9b"/>
    </style:style>
    <style:style style:name="P12" style:family="paragraph" style:parent-style-name="Text_20_body">
      <style:text-properties officeooo:rsid="001c4b9b" officeooo:paragraph-rsid="001c4b9b"/>
    </style:style>
    <style:style style:name="P13" style:family="paragraph" style:parent-style-name="Text_20_body">
      <style:text-properties officeooo:rsid="001d0e84" officeooo:paragraph-rsid="001d0e84"/>
    </style:style>
    <style:style style:name="P14" style:family="paragraph" style:parent-style-name="Heading_20_2">
      <style:text-properties officeooo:rsid="001d0e84" officeooo:paragraph-rsid="001d0e84"/>
    </style:style>
    <style:style style:name="P15" style:family="paragraph" style:parent-style-name="Text_20_body">
      <style:text-properties officeooo:rsid="001d18a6" officeooo:paragraph-rsid="001d18a6"/>
    </style:style>
    <style:style style:name="P16" style:family="paragraph" style:parent-style-name="Heading_20_2">
      <style:text-properties officeooo:rsid="001d997a" officeooo:paragraph-rsid="001d997a"/>
    </style:style>
    <style:style style:name="P17" style:family="paragraph" style:parent-style-name="Text_20_body" style:list-style-name="Numbering_20_123">
      <style:text-properties officeooo:rsid="001f1f72" officeooo:paragraph-rsid="001f1f72"/>
    </style:style>
    <style:style style:name="P18" style:family="paragraph" style:parent-style-name="Text_20_body" style:list-style-name="Numbering_20_123">
      <style:text-properties officeooo:rsid="001f861f" officeooo:paragraph-rsid="001f861f"/>
    </style:style>
    <style:style style:name="P19" style:family="paragraph" style:parent-style-name="Heading_20_1">
      <style:text-properties officeooo:rsid="002381e5" officeooo:paragraph-rsid="002381e5"/>
    </style:style>
    <style:style style:name="P20" style:family="paragraph" style:parent-style-name="Text_20_body" style:list-style-name="L1">
      <style:text-properties officeooo:paragraph-rsid="002381e5"/>
    </style:style>
    <style:style style:name="P21" style:family="paragraph" style:parent-style-name="Text_20_body">
      <style:text-properties officeooo:rsid="00255444" officeooo:paragraph-rsid="00255444"/>
    </style:style>
    <style:style style:name="T1" style:family="text">
      <style:text-properties officeooo:rsid="00224a54"/>
    </style:style>
    <style:style style:name="T2" style:family="text">
      <style:text-properties officeooo:rsid="001f861f"/>
    </style:style>
    <style:style style:name="T3" style:family="text">
      <style:text-properties officeooo:rsid="001b01f4"/>
    </style:style>
    <style:style style:name="T4" style:family="text">
      <style:text-properties officeooo:rsid="001c4b9b"/>
    </style:style>
    <style:style style:name="T5" style:family="text">
      <style:text-properties officeooo:rsid="0022ac19"/>
    </style:style>
    <style:style style:name="T6" style:family="text">
      <style:text-properties officeooo:rsid="00293ff1"/>
    </style:style>
    <style:style style:name="T7" style:family="text">
      <style:text-properties fo:language="en" fo:country="GB" style:language-asian="zxx" style:country-asian="none" style:language-complex="zxx" style:country-complex="none" style:script-type="latin"/>
    </style:style>
    <style:style style:name="T8" style:family="text">
      <style:text-properties fo:language="en" fo:country="GB" officeooo:rsid="001d997a" style:language-asian="zxx" style:country-asian="none" style:language-complex="zxx" style:country-complex="none" style:script-type="latin"/>
    </style:style>
    <style:style style:name="T9" style:family="text">
      <style:text-properties officeooo:rsid="002381e5"/>
    </style:style>
    <style:style style:name="T10" style:family="text">
      <style:text-properties officeooo:rsid="0023b1b2"/>
    </style:style>
    <style:style style:name="T11" style:family="text">
      <style:text-properties officeooo:rsid="0029ba7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U<text:span text:style-name="T1">I</text:span> for spacetraders v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"><text:a xlink:type="simple" xlink:href="#__RefHeading___Toc139_170614330" office:name="Analysis" text:style-name="Index_20_Link" text:visited-style-name="Index_20_Link">Analysis<text:tab/>3</text:a></text:p>
          <text:p text:style-name="P5"><text:a xlink:type="simple" xlink:href="#__RefHeading___Toc141_170614330" office:name="Problem Description" text:style-name="Index_20_Link" text:visited-style-name="Index_20_Link">Problem Description<text:tab/>3</text:a></text:p>
          <text:p text:style-name="P5"><text:a xlink:type="simple" xlink:href="#__RefHeading___Toc22544_170614330" office:name="Research" text:style-name="Index_20_Link" text:visited-style-name="Index_20_Link">Research<text:tab/>3</text:a></text:p>
          <text:p text:style-name="P6"><text:a xlink:type="simple" xlink:href="#__RefHeading___Toc22546_170614330" office:name="Explanation" text:style-name="Index_20_Link" text:visited-style-name="Index_20_Link">Explanation<text:tab/>3</text:a></text:p>
          <text:p text:style-name="P6"><text:a xlink:type="simple" xlink:href="#__RefHeading___Toc22548_170614330" office:name="API docs" text:style-name="Index_20_Link" text:visited-style-name="Index_20_Link">API docs<text:tab/>3</text:a></text:p>
          <text:p text:style-name="P5"><text:a xlink:type="simple" xlink:href="#__RefHeading___Toc22550_170614330" office:name="Existing solutions" text:style-name="Index_20_Link" text:visited-style-name="Index_20_Link">Existing solutions<text:tab/>3</text:a></text:p>
          <text:p text:style-name="P5"><text:a xlink:type="simple" xlink:href="#__RefHeading___Toc22552_170614330" office:name="Objectives" text:style-name="Index_20_Link" text:visited-style-name="Index_20_Link">Objectives<text:tab/>3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h text:style-name="P7" text:outline-level="1"><text:bookmark-start text:name="__RefHeading___Toc139_170614330"/>Analysis <text:bookmark-end text:name="__RefHeading___Toc139_170614330"/></text:h>
      <text:h text:style-name="P8" text:outline-level="2"><text:bookmark-start text:name="__RefHeading___Toc141_170614330"/>Problem Description <text:bookmark-end text:name="__RefHeading___Toc141_170614330"/></text:h>
      <text:p text:style-name="P2">Spacetraders is a trading game that can be entirely be played via the use of <text:span text:style-name="T2">API</text:span> calls. Which however convenient for someone versed in programming is unusable for th<text:span text:style-name="T2">e</text:span> average person to be able to use.</text:p>
      <text:p text:style-name="P9"><text:span text:style-name="T3">To solve this problem I will be creating a </text:span><text:span text:style-name="T2">GUI</text:span><text:span text:style-name="T3"> </text:span><text:span text:style-name="T4">that allows for some of these operations to be able to be used without the user having to know about and how to use </text:span><text:span text:style-name="T2">API</text:span><text:span text:style-name="T4">’</text:span><text:span text:style-name="T5">s.</text:span></text:p>
      <text:h text:style-name="P10" text:outline-level="2"><text:bookmark-start text:name="__RefHeading___Toc22544_170614330"/>Research <text:bookmark-end text:name="__RefHeading___Toc22544_170614330"/></text:h>
      <text:h text:style-name="P11" text:outline-level="3"><text:bookmark-start text:name="__RefHeading___Toc22546_170614330"/>Explanation <text:bookmark-end text:name="__RefHeading___Toc22546_170614330"/></text:h>
      <text:p text:style-name="P12">To Get a better understanding of what is required from a <text:span text:style-name="T6">S</text:span>pacetraders <text:span text:style-name="T2">UI</text:span> I have looked at several existing solutions and the documentation from <text:span text:style-name="T6">S</text:span>pacetraders themselves.</text:p>
      <text:h text:style-name="P11" text:outline-level="3"><text:bookmark-start text:name="__RefHeading___Toc22548_170614330"/>API docs <text:bookmark-end text:name="__RefHeading___Toc22548_170614330"/></text:h>
      <text:p text:style-name="P13"><text:a xlink:type="simple" xlink:href="https://spacetraders.io/openapi#tag/contracts" text:style-name="Internet_20_link" text:visited-style-name="Visited_20_Internet_20_Link">SpaceTraders OpenAPI docs</text:a></text:p>
      <text:p text:style-name="P13">I feel although it would be for the best if I focused primarily on the fleet and contracts section of the extensive docs as they provide a large portion of the functionality of the game.</text:p>
      <text:h text:style-name="P14" text:outline-level="2"><text:bookmark-start text:name="__RefHeading___Toc22550_170614330"/>Existing solutions<text:bookmark-end text:name="__RefHeading___Toc22550_170614330"/></text:h>
      <text:p text:style-name="P13"><text:a xlink:type="simple" xlink:href="https://galaxia-haven.vercel.app/" text:style-name="Internet_20_link" text:visited-style-name="Visited_20_Internet_20_Link">Galaxia-haven</text:a></text:p>
      <text:p text:style-name="P15">This is a web app that provides extremely limited functionality<text:span text:style-name="T7">. It also provides a visualisation of the current system and the universe map. </text:span><text:span text:style-name="T8">Furthermore it allows for contracts to be accepted and viewed by the player with the relevant data.</text:span></text:p>
      <text:h text:style-name="P16" text:outline-level="2"><text:bookmark-start text:name="__RefHeading___Toc22552_170614330"/><text:soft-page-break/>Objectives<text:bookmark-end text:name="__RefHeading___Toc22552_170614330"/></text:h>
      <text:list text:style-name="Numbering_20_123">
        <text:list-item>
          <text:p text:style-name="P17">Allow the user to move their ships through the GUI </text:p>
        </text:list-item>
        <text:list-item>
          <text:p text:style-name="P17">Allow the user to perform actions with their ships such as scanning and mining <text:s/>through the GUI</text:p>
        </text:list-item>
        <text:list-item>
          <text:p text:style-name="P17">Allow for contracts to be accepted and completed by the player <text:s/>through the GUI</text:p>
        </text:list-item>
        <text:list-item>
          <text:p text:style-name="P17">Allow for refuelling through the GUI</text:p>
        </text:list-item>
        <text:list-item>
          <text:p text:style-name="P17">Allow for automated mining of resources through the GUI</text:p>
        </text:list-item>
        <text:list-item>
          <text:p text:style-name="P18">Be able to view current action time remaining as a bar</text:p>
        </text:list-item>
      </text:list>
      <text:h text:style-name="P19" text:outline-level="1">Design</text:h>
      <text:list text:style-name="L1">
        <text:list-header>
          <text:p text:style-name="P20"><text:span text:style-name="T9">The application will be written in python with </text:span><text:span text:style-name="T10">the </text:span><text:span text:style-name="T6">CustomTK</text:span><text:span text:style-name="T10">inter library </text:span><text:span text:style-name="T6">swell as one library that allows for a <text:s/>table view. This is to create a user friendly interface for the user to interact with. </text:span><text:span text:style-name="T11">An object-oriented approach will be used in the codebase to allow for efficiency and readability along with having </text:span></text:p>
        </text:list-header>
      </text:list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xx" style:country-asian="none" style:font-name-complex="Liberation Sans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xx" style:country-asian="none" style:font-name-complex="Liberation Sans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3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 number:calendar="jewish"/>
      <number:text> </number:text>
      <number:month number:calendar="jewish" number:style="long" number:textual="true"/>
    </number:date-style>
    <number:date-style style:name="N138">
      <number:month number:calendar="jewish" number:style="long" number:textual="true"/>
      <number:text> </number:text>
      <number:day number:calendar="jewish"/>
    </number:date-style>
    <number:date-style style:name="N139"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</number:date-style>
    <number:number-style style:name="N10119" number:language="en" number:country="GB" loext:transliteration-spellout="title USD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title USD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USD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USD" number:transliteration-language="en" number:transliteration-country="GB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c4b9b" officeooo:paragraph-rsid="001c4b9b"/>
    </style:style>
    <style:style style:name="MP2" style:family="paragraph" style:parent-style-name="Footer">
      <style:paragraph-properties fo:text-align="lef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me: Veer Odedra</text:p>
      </style:header>
      <style:footer>
        <text:p text:style-name="MP2"><text:bookmark-start text:name="PageNumWizard_FOOTER_Default Page Style1 Copy 4 Copy 4"/><text:page-number text:select-page="current">2</text:page-number><text:s/>/ <text:page-count>4</text:page-count><text:bookmark-end text:name="PageNumWizard_FOOTER_Default Page Style1 Copy 4 Copy 4"/><text:s text:c="160"/></text:p>
      </style:footer>
    </style:master-page>
    <style:master-page style:name="First_20_Page" style:display-name="First Page" style:page-layout-name="Mpm2" draw:style-name="Mdp1" style:next-style-name="Index"/>
    <style:master-page style:name="Index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7</meta:editing-cycles>
    <meta:editing-duration>PT11H36M17S</meta:editing-duration>
    <dc:date>2026-02-26T22:37:27.943708769</dc:date>
    <meta:generator>LibreOffice/26.2.0.3$Linux_X86_64 LibreOffice_project/620$Build-3</meta:generator>
    <meta:document-statistic meta:table-count="0" meta:image-count="0" meta:object-count="0" meta:page-count="4" meta:paragraph-count="33" meta:word-count="344" meta:character-count="2111" meta:non-whitespace-character-count="1636"/>
  </office:meta>
</office:document-meta>
</file>